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928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92])" table:allow-empty-cell="true" table:display-list="unsorted" table:base-cell-address="Feuille1.X21"/>
        <table:content-validation table:name="val7" table:condition="of:cell-content-is-in-list([$Feuille1.$A$34:.$A$9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17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18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8T18:16:35.88</dc:date>
    <dc:creator>Wister </dc:creator>
    <meta:editing-duration>PT4H6M33S</meta:editing-duration>
    <meta:editing-cycles>230</meta:editing-cycles>
    <meta:document-statistic meta:table-count="1" meta:cell-count="1606" meta:object-count="0"/>
  </office:meta>
</office:document-meta>
</file>